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"/>
  </office:font-face-decls>
  <office:automatic-styles>
    <style:style style:name="P1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2" style:family="paragraph" style:parent-style-name="Standard">
      <style:paragraph-properties fo:line-height="150%"/>
      <style:text-properties style:font-name="Ubuntu"/>
    </style:style>
    <style:style style:name="P3" style:family="paragraph" style:parent-style-name="Standard">
      <style:paragraph-properties fo:line-height="150%"/>
      <style:text-properties style:font-name="Ubuntu" officeooo:rsid="0014f54a" officeooo:paragraph-rsid="0014f54a"/>
    </style:style>
    <style:style style:name="P4" style:family="paragraph" style:parent-style-name="Standard">
      <style:paragraph-properties fo:line-height="150%"/>
      <style:text-properties style:font-name="Ubuntu" officeooo:rsid="0014f54a" officeooo:paragraph-rsid="001517b3"/>
    </style:style>
    <style:style style:name="P5" style:family="paragraph" style:parent-style-name="Standard">
      <style:paragraph-properties fo:line-height="150%"/>
      <style:text-properties style:font-name="Ubuntu" officeooo:rsid="001517b3" officeooo:paragraph-rsid="001517b3"/>
    </style:style>
    <style:style style:name="P6" style:family="paragraph" style:parent-style-name="Standard">
      <style:paragraph-properties fo:line-height="150%"/>
      <style:text-properties style:font-name="Ubuntu" officeooo:rsid="001517b3" officeooo:paragraph-rsid="001517b3" fo:background-color="#eeeeee"/>
    </style:style>
    <style:style style:name="P7" style:family="paragraph" style:parent-style-name="Standard">
      <style:paragraph-properties fo:line-height="150%"/>
      <style:text-properties style:font-name="Ubuntu" officeooo:rsid="001517b3" officeooo:paragraph-rsid="0016c798" fo:background-color="#eeeeee"/>
    </style:style>
    <style:style style:name="P8" style:family="paragraph" style:parent-style-name="Standard">
      <style:paragraph-properties fo:line-height="150%"/>
      <style:text-properties style:font-name="Ubuntu" officeooo:paragraph-rsid="001517b3" fo:background-color="#eeeeee"/>
    </style:style>
    <style:style style:name="P9" style:family="paragraph" style:parent-style-name="Standard">
      <style:paragraph-properties fo:line-height="150%"/>
      <style:text-properties style:font-name="Ubuntu" officeooo:rsid="0016c798" officeooo:paragraph-rsid="0016c798"/>
    </style:style>
    <style:style style:name="T1" style:family="text">
      <style:text-properties officeooo:rsid="001517b3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16c798"/>
    </style:style>
    <style:style style:name="T4" style:family="text">
      <style:text-properties officeooo:rsid="001851c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Instalação <text:span text:style-name="T4">Via CDN</text:span></text:h>
      <text:p text:style-name="P3">O vue possui duas formas de instalação, a primeira é utilizando o CDN, ou seja, um link que é colocado no html fazendo com que o vue seja automaticamente inserido na aplicação, essa forma tem funções limitadas <text:span text:style-name="T1">e não é recomendada.</text:span></text:p>
      <text:p text:style-name="P3"/>
      <text:p text:style-name="P5">No Head do index:</text:p>
      <text:p text:style-name="P6">&lt;script src="https://unpkg.com/vue@3/dist/vue.global.js"&gt;&lt;/script&gt; </text:p>
      <text:p text:style-name="P6">&lt;script src="src/app.js" defer&gt;&lt;/script&gt; </text:p>
      <text:p text:style-name="P3"/>
      <text:p text:style-name="P6">No App.js:</text:p>
      <text:p text:style-name="P8"><text:span text:style-name="T1">const MyNameApp = { </text:span></text:p>
      <text:p text:style-name="P8"><text:span text:style-name="T2"><text:s text:c="4"/></text:span><text:span text:style-name="T1">data() { </text:span></text:p>
      <text:p text:style-name="P8"><text:span text:style-name="T2"><text:s text:c="8"/></text:span><text:span text:style-name="T1">return { </text:span></text:p>
      <text:p text:style-name="P8"><text:span text:style-name="T2"><text:s text:c="12"/></text:span><text:span text:style-name="T1">name: “Rafael” </text:span></text:p>
      <text:p text:style-name="P8"><text:span text:style-name="T2"><text:s text:c="8"/></text:span><text:span text:style-name="T1">} </text:span></text:p>
      <text:p text:style-name="P6"><text:span text:style-name="T2"><text:s text:c="4"/></text:span>} </text:p>
      <text:p text:style-name="P8"><text:span text:style-name="T1">} </text:span></text:p>
      <text:p text:style-name="P2"/>
      <text:p text:style-name="P5">Para utilizar o vue, é preciso declarar o que será utilizado / importado </text:p>
      <text:p text:style-name="P5">(no App.js):</text:p>
      <text:p text:style-name="P6">Vue.createApp(MyNameApp) </text:p>
      <text:p text:style-name="P2"/>
      <text:p text:style-name="P5">É preciso dizer onde será montado a função, em qual elemento (no App.js):</text:p>
      <text:p text:style-name="P6">Vue.createApp(MyNameApp).mount(‘#app’) </text:p>
      <text:p text:style-name="P2"/>
      <text:p text:style-name="P5">No index.html:</text:p>
      <text:p text:style-name="P7">&lt;<text:span text:style-name="T3">div id=”app”</text:span>&gt;</text:p>
      <text:p text:style-name="P7"><text:span text:style-name="T2"><text:s text:c="4"/></text:span>&lt;<text:span text:style-name="T3">p&gt;Meu nome é: {{ name }}&lt;/p&gt;</text:span></text:p>
      <text:p text:style-name="P7">&lt;/<text:span text:style-name="T3">div</text:span>&gt;</text:p>
      <text:p text:style-name="P2"/>
      <text:p text:style-name="P9">Para renderizar templates no vue é preciso colocar duas chaves, ou seja, para importar dados do .js: {{ variavel }}</text:p>
      <text:p text:style-name="P2"/>
      <text:p text:style-name="P4"><text:soft-page-break/>É recomendado instalar pelo CLI.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2T07:54:19.389000000</meta:creation-date>
    <dc:date>2025-05-22T08:44:26.824000000</dc:date>
    <meta:editing-duration>PT7M14S</meta:editing-duration>
    <meta:editing-cycles>3</meta:editing-cycles>
    <meta:generator>LibreOffice/24.2.2.2$Windows_X86_64 LibreOffice_project/d56cc158d8a96260b836f100ef4b4ef25d6f1a01</meta:generator>
    <meta:document-statistic meta:table-count="0" meta:image-count="0" meta:object-count="0" meta:page-count="2" meta:paragraph-count="24" meta:word-count="134" meta:character-count="914" meta:non-whitespace-character-count="752"/>
  </office:meta>
</office:document-meta>
</file>